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8.04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1.619cm"/>
    </style:style>
    <style:style style:name="ro1" style:family="table-row">
      <style:table-row-properties style:row-height="0.4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onsola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use-window-font-color="true"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Consola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012cm" svg:height="9.004cm" svg:x="3.193cm" svg:y="5.654cm">
            <draw:object draw:notify-on-update-of-ranges="Sheet1.A9:Sheet1.A11 Sheet1.E9:Sheet1.E11 Sheet1.F9:Sheet1.F11 Sheet1.F9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8" table:default-cell-style-name="ce2"/>
        <table:table-row table:style-name="ro1">
          <table:table-cell table:style-name="ce1"/>
          <table:table-cell table:style-name="ce3" table:number-columns-repeated="3"/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Strain</text:p>
          </table:table-cell>
          <table:table-cell table:style-name="ce3" table:number-columns-repeated="3"/>
          <table:table-cell table:style-name="ce1" table:number-columns-repeated="2"/>
          <table:table-cell table:number-columns-repeated="16378"/>
        </table:table-row>
        <table:table-row table:style-name="ro1">
          <table:table-cell table:style-name="ce1" office:value-type="string" calcext:value-type="string">
            <text:p>CENΔfas2.FASIIb pYPK0_PDC1_EcfabH_TEF1</text:p>
          </table:table-cell>
          <table:table-cell table:style-name="ce4" office:value-type="percentage" office:value="0.08633" calcext:value-type="percentage">
            <text:p>8.63%</text:p>
          </table:table-cell>
          <table:table-cell table:style-name="ce4" office:value-type="percentage" office:value="0.07783" calcext:value-type="percentage">
            <text:p>7.78%</text:p>
          </table:table-cell>
          <table:table-cell table:style-name="ce4" office:value-type="percentage" office:value="0.0917" calcext:value-type="percentage">
            <text:p>9.17%</text:p>
          </table:table-cell>
          <table:table-cell table:style-name="ce6" table:formula="of:=AVERAGE([.B9:.D9])" office:value-type="percentage" office:value="0.0852866666666667" calcext:value-type="percentage">
            <text:p>8.5%</text:p>
          </table:table-cell>
          <table:table-cell table:style-name="ce6" office:value-type="percentage" office:value="0.004" calcext:value-type="percentage">
            <text:p>0.4%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1" office:value-type="string" calcext:value-type="string">
            <text:p>CENΔfas2.FASIIb pYPK0_ENO2_Athmod1_RPL5</text:p>
          </table:table-cell>
          <table:table-cell table:style-name="ce4" office:value-type="percentage" office:value="0.08373" calcext:value-type="percentage">
            <text:p>8.37%</text:p>
          </table:table-cell>
          <table:table-cell table:style-name="ce4" office:value-type="percentage" office:value="0.07905" calcext:value-type="percentage">
            <text:p>7.91%</text:p>
          </table:table-cell>
          <table:table-cell table:style-name="ce5"/>
          <table:table-cell table:style-name="ce6" table:formula="of:=AVERAGE([.B10:.D10])" office:value-type="percentage" office:value="0.08139" calcext:value-type="percentage">
            <text:p>8.1%</text:p>
          </table:table-cell>
          <table:table-cell table:style-name="ce6" table:formula="of:=STDEV([.B10:.D10])" office:value-type="percentage" office:value="0.00330925973595304" calcext:value-type="percentage">
            <text:p>0.3%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1" office:value-type="string" calcext:value-type="string">
            <text:p>CEN.PK2-1C.pTA1 pYPK0 (empty vector)</text:p>
          </table:table-cell>
          <table:table-cell table:style-name="ce4" office:value-type="percentage" office:value="0.01453" calcext:value-type="percentage">
            <text:p>1.45%</text:p>
          </table:table-cell>
          <table:table-cell table:style-name="ce4" office:value-type="percentage" office:value="0.03511" calcext:value-type="percentage">
            <text:p>3.51%</text:p>
          </table:table-cell>
          <table:table-cell table:style-name="ce5"/>
          <table:table-cell table:style-name="ce6" table:formula="of:=AVERAGE([.B11:.D11])" office:value-type="percentage" office:value="0.02482" calcext:value-type="percentage">
            <text:p>2.5%</text:p>
          </table:table-cell>
          <table:table-cell table:style-name="ce6" office:value-type="percentage" office:value="0.0085" calcext:value-type="percentage">
            <text:p>0.9%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1" office:value-type="string" calcext:value-type="string">
            <text:p>Olive oil</text:p>
          </table:table-cell>
          <table:table-cell table:style-name="ce4" office:value-type="percentage" office:value="0.9712" calcext:value-type="percentage">
            <text:p>97.12%</text:p>
          </table:table-cell>
          <table:table-cell table:style-name="ce4" office:value-type="percentage" office:value="0.95023" calcext:value-type="percentage">
            <text:p>95.02%</text:p>
          </table:table-cell>
          <table:table-cell table:style-name="ce5"/>
          <table:table-cell table:style-name="ce6" table:formula="of:=AVERAGE([.B12:.D12])" office:value-type="percentage" office:value="0.960715" calcext:value-type="percentage">
            <text:p>96.1%</text:p>
          </table:table-cell>
          <table:table-cell table:style-name="ce3"/>
          <table:table-cell table:number-columns-repeated="16378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percentage-style style:name="N120">
      <number:number number:decimal-places="3" number:min-decimal-places="3" number:min-integer-digits="1"/>
      <number:text>%</number:text>
    </number:percentage-style>
    <number:number-style style:name="N119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5:32:28.583150560</meta:creation-date>
    <dc:date>2022-10-21T17:40:07.357927727</dc:date>
    <meta:editing-duration>PT1H45M8S</meta:editing-duration>
    <meta:editing-cycles>1</meta:editing-cycles>
    <meta:document-statistic meta:table-count="1" meta:cell-count="22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heet1.F9:Sheet1.F11" chart:error-lower-range="Sheet1.F9:Sheet1.F11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minimum="0" chart:maximum="0.1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error-category="cell-range" chart:error-upper-range="Sheet1.F9:Sheet1.F11" chart:error-lower-range="Sheet1.F9:Sheet1.F11"/>
      <style:graphic-properties draw:stroke-dash="Fine_20_Dashed" draw:fill="hatch" draw:fill-color="#004586" draw:fill-hatch-name="ChartHatch_20_1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F9:Sheet1.F11" chart:error-lower-range="Sheet1.F9:Sheet1.F11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13cm" svg:height="9.005cm" xlink:href=".." xlink:type="simple" chart:class="chart:bar" chart:style-name="ch1">
        <chart:plot-area chart:style-name="ch2" table:cell-range-address="Sheet1.A9:Sheet1.A11 Sheet1.E9:Sheet1.E11" chart:data-source-has-labels="column" svg:x="0.48cm" svg:y="0.18cm" svg:width="23.053cm" svg:height="8.645cm">
          <chart:coordinate-region svg:x="8.43cm" svg:y="0.18cm" svg:width="14.757cm" svg:height="7.998cm"/>
          <chart:axis chart:dimension="x" chart:name="primary-x" chart:style-name="ch3" chartooo:axis-type="auto">
            <chartooo:date-scale/>
            <chart:categories table:cell-range-address="Sheet1.A9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11" chart:class="chart:bar">
            <chart:error-indicator chart:style-name="ch7" chart:dimension="y"/>
            <chart:data-point chart:style-name="ch8"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ENΔfas2.FASIIb pYPK0_PDC1_EcfabH_TEF1</text:p>
                <draw:g>
                  <svg:desc>Sheet1.A9:Sheet1.A11</svg:desc>
                </draw:g>
              </table:table-cell>
              <table:table-cell office:value-type="float" office:value="0.0852866666666667">
                <text:p>0.0852866666666667</text:p>
                <draw:g>
                  <svg:desc>Sheet1.E9:Sheet1.E11</svg:desc>
                </draw:g>
              </table:table-cell>
              <table:table-cell office:value-type="float" office:value="0.004">
                <text:p>0.004</text:p>
                <draw:g>
                  <svg:desc>Sheet1.F9:Sheet1.F11</svg:desc>
                </draw:g>
              </table:table-cell>
              <table:table-cell office:value-type="float" office:value="0.004">
                <text:p>0.004</text:p>
                <draw:g>
                  <svg:desc>Sheet1.F9:Sheet1.F11</svg:desc>
                </draw:g>
              </table:table-cell>
            </table:table-row>
            <table:table-row>
              <table:table-cell office:value-type="string">
                <text:p>CENΔfas2.FASIIb pYPK0_ENO2_Athmod1_RPL5</text:p>
              </table:table-cell>
              <table:table-cell office:value-type="float" office:value="0.08139">
                <text:p>0.08139</text:p>
              </table:table-cell>
              <table:table-cell office:value-type="float" office:value="0.00330925973595304">
                <text:p>0.00330925973595304</text:p>
              </table:table-cell>
              <table:table-cell office:value-type="float" office:value="0.00330925973595304">
                <text:p>0.00330925973595304</text:p>
              </table:table-cell>
            </table:table-row>
            <table:table-row>
              <table:table-cell office:value-type="string">
                <text:p>CEN.PK2-1C.pTA1 pYPK0 (empty vector)</text:p>
              </table:table-cell>
              <table:table-cell office:value-type="float" office:value="0.02482">
                <text:p>0.02482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hatch draw:name="ChartHatch_20_1" draw:display-name="ChartHatch 1" draw:style="single" draw:color="#000000" draw:distance="0.21cm" draw:rotation="450"/>
    <draw:stroke-dash draw:name="Fine_20_Dashed" draw:display-name="Fine Dashed" draw:style="rect" draw:dots1="1" draw:dots1-length="197%" draw:distance="197%"/>
  </office:styles>
</office:document-styles>
</file>